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ecb8" officeooo:paragraph-rsid="0017ecb8"/>
    </style:style>
    <style:style style:name="P2" style:family="paragraph" style:parent-style-name="Standard">
      <style:paragraph-properties fo:text-align="center" style:justify-single-word="false"/>
      <style:text-properties officeooo:rsid="0017ecb8" officeooo:paragraph-rsid="0017ecb8"/>
    </style:style>
    <style:style style:name="P3" style:family="paragraph" style:parent-style-name="Standard">
      <style:text-properties officeooo:paragraph-rsid="0017ecb8"/>
    </style:style>
    <style:style style:name="P4" style:family="paragraph" style:parent-style-name="Standard">
      <style:paragraph-properties fo:text-align="center" style:justify-single-word="false"/>
      <style:text-properties officeooo:rsid="0017fb94" officeooo:paragraph-rsid="0017fb94"/>
    </style:style>
    <style:style style:name="P5" style:family="paragraph" style:parent-style-name="Standard">
      <style:text-properties officeooo:rsid="0017fb94" officeooo:paragraph-rsid="001a93e0"/>
    </style:style>
    <style:style style:name="P6" style:family="paragraph" style:parent-style-name="Standard">
      <style:paragraph-properties fo:text-align="center" style:justify-single-word="false"/>
      <style:text-properties officeooo:paragraph-rsid="0017ecb8"/>
    </style:style>
    <style:style style:name="P7" style:family="paragraph" style:parent-style-name="Standard">
      <style:paragraph-properties fo:text-align="center" style:justify-single-word="false"/>
      <style:text-properties officeooo:paragraph-rsid="001a93e0"/>
    </style:style>
    <style:style style:name="P8" style:family="paragraph" style:parent-style-name="Standard">
      <style:paragraph-properties fo:text-align="center" style:justify-single-word="false"/>
      <style:text-properties officeooo:paragraph-rsid="0020d7f1"/>
    </style:style>
    <style:style style:name="P9" style:family="paragraph" style:parent-style-name="Standard">
      <style:text-properties officeooo:paragraph-rsid="001a93e0"/>
    </style:style>
    <style:style style:name="P10" style:family="paragraph" style:parent-style-name="Standard">
      <style:paragraph-properties fo:text-align="start" style:justify-single-word="false"/>
      <style:text-properties officeooo:paragraph-rsid="001ebae0"/>
    </style:style>
    <style:style style:name="P11" style:family="paragraph" style:parent-style-name="Standard">
      <style:paragraph-properties fo:text-align="start" style:justify-single-word="false"/>
      <style:text-properties officeooo:paragraph-rsid="0020d7f1"/>
    </style:style>
    <style:style style:name="P12" style:family="paragraph" style:parent-style-name="Standard">
      <style:paragraph-properties fo:text-align="start" style:justify-single-word="false"/>
      <style:text-properties officeooo:rsid="001a93e0" officeooo:paragraph-rsid="001b5246"/>
    </style:style>
    <style:style style:name="P13" style:family="paragraph" style:parent-style-name="Standard">
      <style:paragraph-properties fo:text-align="start" style:justify-single-word="false"/>
      <style:text-properties officeooo:rsid="001a93e0" officeooo:paragraph-rsid="001cdd33"/>
    </style:style>
    <style:style style:name="P14" style:family="paragraph" style:parent-style-name="Standard">
      <style:paragraph-properties fo:text-align="start" style:justify-single-word="false"/>
      <style:text-properties officeooo:rsid="001a93e0" officeooo:paragraph-rsid="001d37ec"/>
    </style:style>
    <style:style style:name="P15" style:family="paragraph" style:parent-style-name="Standard">
      <style:paragraph-properties fo:text-align="center" style:justify-single-word="false"/>
      <style:text-properties officeooo:rsid="001a93e0" officeooo:paragraph-rsid="001b5246"/>
    </style:style>
    <style:style style:name="P16" style:family="paragraph" style:parent-style-name="Standard">
      <style:paragraph-properties fo:text-align="center" style:justify-single-word="false"/>
      <style:text-properties officeooo:rsid="001a93e0" officeooo:paragraph-rsid="001a93e0"/>
    </style:style>
    <style:style style:name="P17" style:family="paragraph" style:parent-style-name="Standard">
      <style:text-properties fo:font-weight="bold" officeooo:rsid="0017ecb8" officeooo:paragraph-rsid="0017ecb8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rsid="001b5246" officeooo:paragraph-rsid="001b5246"/>
    </style:style>
    <style:style style:name="P19" style:family="paragraph" style:parent-style-name="Standard">
      <style:paragraph-properties fo:text-align="start" style:justify-single-word="false"/>
      <style:text-properties officeooo:rsid="001ebae0" officeooo:paragraph-rsid="001ebae0"/>
    </style:style>
    <style:style style:name="P20" style:family="paragraph" style:parent-style-name="Standard">
      <style:paragraph-properties fo:text-align="center" style:justify-single-word="false"/>
      <style:text-properties officeooo:rsid="001ebae0" officeooo:paragraph-rsid="001ebae0"/>
    </style:style>
    <style:style style:name="P21" style:family="paragraph" style:parent-style-name="Standard">
      <style:paragraph-properties fo:text-align="start" style:justify-single-word="false"/>
      <style:text-properties officeooo:rsid="0020189e" officeooo:paragraph-rsid="0020189e"/>
    </style:style>
    <style:style style:name="P22" style:family="paragraph" style:parent-style-name="Standard">
      <style:paragraph-properties fo:text-align="start" style:justify-single-word="false"/>
      <style:text-properties officeooo:rsid="0020d7f1" officeooo:paragraph-rsid="0020d7f1"/>
    </style:style>
    <style:style style:name="P23" style:family="paragraph" style:parent-style-name="Standard">
      <style:paragraph-properties fo:text-align="start" style:justify-single-word="false"/>
      <style:text-properties officeooo:rsid="001cdd33" officeooo:paragraph-rsid="001d37ec"/>
    </style:style>
    <style:style style:name="P24" style:family="paragraph" style:parent-style-name="Standard">
      <style:paragraph-properties fo:text-align="start" style:justify-single-word="false"/>
      <style:text-properties officeooo:rsid="0021ef26" officeooo:paragraph-rsid="0021ef26"/>
    </style:style>
    <style:style style:name="P25" style:family="paragraph" style:parent-style-name="Standard">
      <style:paragraph-properties fo:text-align="center" style:justify-single-word="false"/>
      <style:text-properties officeooo:rsid="0020d7f1" officeooo:paragraph-rsid="0020d7f1"/>
    </style:style>
    <style:style style:name="P26" style:family="paragraph" style:parent-style-name="Standard">
      <style:paragraph-properties fo:text-align="end" style:justify-single-word="false"/>
      <style:text-properties officeooo:rsid="0017ecb8" officeooo:paragraph-rsid="0017ecb8"/>
    </style:style>
    <style:style style:name="P27" style:family="paragraph">
      <style:paragraph-properties fo:text-align="center"/>
    </style:style>
    <style:style style:name="T1" style:family="text">
      <style:text-properties officeooo:rsid="0017ecb8"/>
    </style:style>
    <style:style style:name="T2" style:family="text">
      <style:text-properties officeooo:rsid="0017fb94"/>
    </style:style>
    <style:style style:name="T3" style:family="text">
      <style:text-properties officeooo:rsid="001d37ec"/>
    </style:style>
    <style:style style:name="T4" style:family="text">
      <style:text-properties officeooo:rsid="001ebae0"/>
    </style:style>
    <style:style style:name="T5" style:family="text">
      <style:text-properties officeooo:rsid="0020189e"/>
    </style:style>
    <style:style style:name="T6" style:family="text">
      <style:text-properties officeooo:rsid="0020d7f1"/>
    </style:style>
    <style:style style:name="T7" style:family="text">
      <style:text-properties officeooo:rsid="0021b4fd"/>
    </style:style>
    <style:style style:name="T8" style:family="text">
      <style:text-properties officeooo:rsid="0026e11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ecb8" style:font-weight-asian="bold" style:font-weight-complex="bold"/>
    </style:style>
    <style:style style:name="T11" style:family="text">
      <style:text-properties fo:font-weight="bold" officeooo:rsid="001d37ec" style:font-weight-asian="bold" style:font-weight-complex="bold"/>
    </style:style>
    <style:style style:name="T12" style:family="text">
      <style:text-properties fo:font-weight="bold" officeooo:rsid="001ebae0" style:font-weight-asian="bold" style:font-weight-complex="bold"/>
    </style:style>
    <style:style style:name="T13" style:family="text">
      <style:text-properties fo:font-weight="bold" officeooo:rsid="0020d7f1" style:font-weight-asian="bold" style:font-weight-complex="bold"/>
    </style:style>
    <style:style style:name="T14" style:family="text">
      <style:text-properties fo:font-weight="bold" officeooo:rsid="0026f8dc" style:font-weight-asian="bold" style:font-weight-complex="bold"/>
    </style:style>
    <style:style style:name="T15" style:family="text">
      <style:text-properties officeooo:rsid="0026f01f"/>
    </style:style>
    <style:style style:name="T16" style:family="text">
      <style:text-properties officeooo:rsid="0026f8d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original reference genome is in /storage/datasets/Coptotermes_formosanus/references ; </text:p>
      <text:p text:style-name="P1">The paired-end sequencing <text:span text:style-name="T8">files</text:span> are in <text:s/>/storage/datasets/Coptotermes_formosanus/fastq <text:span text:style-name="T16">on our lab server. </text:span></text:p>
      <text:p text:style-name="P26"/>
      <text:p text:style-name="P17">Methodology:</text:p>
      <text:p text:style-name="P1">1. To build a convenient working environment <text:span text:style-name="T8">you can </text:span>create a symbolic link to the original file address <text:span text:style-name="T8">(save storage space on your server)</text:span>, and rename the reference as ref.fa, <text:s/><text:span text:style-name="T8">sequence </text:span>files as read1.fq and read2.fq. </text:p>
      <text:p text:style-name="P2"><draw:line text:anchor-type="paragraph" draw:z-index="0" draw:name="Shape1" draw:style-name="gr1" draw:text-style-name="P27" svg:x1="2.9984in" svg:y1="0.1091in" svg:x2="2.9984in" svg:y2="0.7547in"><text:p/></draw:line> </text:p>
      <text:p text:style-name="P1"/>
      <text:p text:style-name="P1"/>
      <text:p text:style-name="P1"/>
      <text:p text:style-name="P1"/>
      <text:p text:style-name="P3"><text:span text:style-name="T1">2. There are tons of mappers we could use for the dataset. However, before randomly choosing a mapper tool we decide to use </text:span><text:span text:style-name="T10">Teaser</text:span><text:span text:style-name="T1"> which is a tool</text:span> <text:span text:style-name="T2">that </text:span>analyze the performance of read mappers based on<text:span text:style-name="T8"> specific</text:span> data set. <text:span text:style-name="T2">Testing results showed that NGM mapper provides the highest percentage of mapped reads compared to BWA-MEM, BWA-SW, Bowtie 2, and BWA.</text:span></text:p>
      <text:p text:style-name="P4"/>
      <text:p text:style-name="P6"><draw:line text:anchor-type="paragraph" draw:z-index="1" draw:name="Shape1" draw:style-name="gr1" draw:text-style-name="P27" svg:x1="2.9984in" svg:y1="0.1091in" svg:x2="2.9984in" svg:y2="0.7547in"><text:p/></draw:line></text:p>
      <text:p text:style-name="P1"/>
      <text:p text:style-name="P1"/>
      <text:p text:style-name="P1"/>
      <text:p text:style-name="P1"/>
      <text:p text:style-name="P5">3. <text:s/>In order to obtain the highest percentage of mapping reads, we use <text:span text:style-name="T9">NGM</text:span> ( with reference) with a range of sensitivity gradient [0.1, 0.2, 0.3, 0.4, 0.5] and produce the best outcome (1.7% mapped reads) w<text:span text:style-name="T8">hen </text:span>s = 0.3.</text:p>
      <text:p text:style-name="P9"/>
      <text:p text:style-name="P16"><draw:line text:anchor-type="paragraph" draw:z-index="2" draw:name="Shape1" draw:style-name="gr1" draw:text-style-name="P27" svg:x1="2.9984in" svg:y1="0.1091in" svg:x2="2.9984in" svg:y2="0.7547in"><text:p/></draw:line> </text:p>
      <text:p text:style-name="P7"/>
      <text:p text:style-name="P7"/>
      <text:p text:style-name="P7"/>
      <text:p text:style-name="P22">4. </text:p>
      <text:section text:style-name="Sect1" text:name="Section1">
        <text:p text:style-name="P13">Strategy 1:</text:p>
        <text:p text:style-name="P23"><text:span text:style-name="T8">O</text:span>nly using the mapped reads from two original files to <text:span text:style-name="T8">conduct </text:span>de novo assembly with reference genome. </text:p>
        <text:p text:style-name="P14"/>
        <text:p text:style-name="P10"><text:span text:style-name="T11">Velvet de novo assembly</text:span><text:span text:style-name="T3"> creates a contigs.fa with all mapped reads. Then we use <text:s/></text:span><text:span text:style-name="T11">blat</text:span><text:span text:style-name="T3"> to produce an blast </text:span>alignment<text:span text:style-name="T4"> file and create a sequencing mapping quality graph via </text:span><text:span text:style-name="T12">mummer</text:span><text:span text:style-name="T4">. <text:s text:c="17"/></text:span></text:p>
        <text:p text:style-name="P12"/>
        <text:p text:style-name="P10"><text:span text:style-name="T8">Velvet de novo assembly logfile showed that the value of N50 (50% of</text:span> the nucleotides will be in contigs this size or larger<text:span text:style-name="T4">) is low and len_max (</text:span>the biggest contig<text:span text:style-name="T4">) is short. </text:span></text:p>
        <text:p text:style-name="P10"/>
        <text:p text:style-name="P19">So we decide to try a second strategy which <text:span text:style-name="T15">is expected to get a higher N50 and Len_max. </text:span><text:s/></text:p>
        <text:p text:style-name="P15"/>
        <text:p text:style-name="P19">Strategy 2:</text:p>
        <text:p text:style-name="P19"><text:span text:style-name="T5">D</text:span>irectly create an assembly <text:span text:style-name="T5">file </text:span>from original fastq files and <text:span text:style-name="T5">blast the assembly outcome with reference genome later. </text:span></text:p>
        <text:p text:style-name="P19"/>
        <text:p text:style-name="P21"><text:span text:style-name="T15">The difference of application of</text:span> this <text:span text:style-name="T15">method is to avoid using </text:span>NGM mapper tool and velvet <text:span text:style-name="T15">to cost us much less time. Therefore, we decide to choose</text:span> MetaSPAdes de novo assembly. </text:p>
        <text:p text:style-name="P21"/>
        <text:p text:style-name="P21">The logfile results is much better compared with strategy 1 [ based on mapped reads percentage <text:span text:style-name="T6">and true numbers]</text:span></text:p>
        <text:p text:style-name="P20"/>
        <text:p text:style-name="P24"><text:soft-page-break/><text:span text:style-name="T16">You can choose the kmer length based on your preference. I choose </text:span>default kmer length <text:span text:style-name="T16">= </text:span>21 <text:span text:style-name="T16">when using </text:span>MetaSPAdes assembly. </text:p>
        <text:p text:style-name="P12"/>
        <text:p text:style-name="P12"/>
        <text:p text:style-name="P12"><text:s text:c="28"/></text:p>
      </text:section>
      <text:p text:style-name="P8"><draw:line text:anchor-type="paragraph" draw:z-index="3" draw:name="Shape1" draw:style-name="gr1" draw:text-style-name="P27" svg:x1="2.9984in" svg:y1="0.1091in" svg:x2="2.9984in" svg:y2="0.7547in"><text:p/></draw:line></text:p>
      <text:p text:style-name="P11"/>
      <text:p text:style-name="P11"/>
      <text:p text:style-name="P11"/>
      <text:p text:style-name="P11"><text:span text:style-name="T6">5. Continued as strategy 2, I use the </text:span><text:span text:style-name="T13">blast+</text:span><text:span text:style-name="T6"> assignment tool to deal with the contigs.fa file from MetaSPAdes. You have to build a database based on separate reference genomes [ CP007711.1, CP020122.1]and obtained the blastn .txt outcome which contains all alignment information [</text:span>identity alignmen<text:span text:style-name="T6">t%, seq l</text:span>ength, <text:span text:style-name="T6">location of the mapping reads …]. </text:span></text:p>
      <text:p text:style-name="P8"><draw:line text:anchor-type="paragraph" draw:z-index="4" draw:name="Shape1" draw:style-name="gr1" draw:text-style-name="P27" svg:x1="2.9984in" svg:y1="0.1091in" svg:x2="2.9984in" svg:y2="0.7547in"><text:p/></draw:line></text:p>
      <text:p text:style-name="P22"/>
      <text:p text:style-name="P25"/>
      <text:p text:style-name="P22"/>
      <text:p text:style-name="P22">6. Finally, <text:s/><text:span text:style-name="T16">We write</text:span> <text:span text:style-name="T16">several </text:span><text:span text:style-name="T14">R scripts</text:span><text:span text:style-name="T16"> to create two graphical plots which display the location of hits vs reference genome and pull out all of mapped reads and convert it into fasta file via </text:span><text:span text:style-name="T14">blast+</text:span><text:span text:style-name="T16">. </text:span></text:p>
      <text:p text:style-name="P22"/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1131 1918" svg:d="M737 1131h394l-564-1131-567 1131h398l-398 787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5:42:32.057027778</meta:creation-date>
    <dc:date>2018-05-28T11:02:50.677056143</dc:date>
    <meta:editing-duration>PT16M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22" meta:word-count="437" meta:character-count="2698" meta:non-whitespace-character-count="2214"/>
  </office:meta>
</office:document-meta>
</file>